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olumn24" style:family="table-column">
      <style:table-column-properties style:column-width="2.5416in" style:use-optimal-column-width="false"/>
    </style:style>
    <style:style style:name="TableColumn25" style:family="table-column">
      <style:table-column-properties style:column-width="1.0208in" style:use-optimal-column-width="false"/>
    </style:style>
    <style:style style:name="TableColumn26" style:family="table-column">
      <style:table-column-properties style:column-width="1.1458in" style:use-optimal-column-width="false"/>
    </style:style>
    <style:style style:name="TableColumn27" style:family="table-column">
      <style:table-column-properties style:column-width="2.2187in" style:use-optimal-column-width="false"/>
    </style:style>
    <style:style style:name="Table23" style:family="table">
      <style:table-properties style:width="6.927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="0.0034in solid #000000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hyphenate="true"/>
    </style:style>
    <style:style style:name="P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3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4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2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10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2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4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6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7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8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/>
    </style:style>
    <style:style style:name="T2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12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3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14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3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19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3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21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3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26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3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28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3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33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/>
    </style:style>
    <style:style style:name="T3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T335" style:parent-style-name="DefaultParagraphFont" style:family="text">
      <style:text-properties style:font-name="Courier New" style:font-name-complex="Courier New" fo:color="#2A00FF" style:letter-kerning="false" fo:font-size="10pt" style:font-size-asian="10pt" style:font-size-complex="10pt"/>
    </style:style>
    <style:style style:name="T3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hyphenate="true"/>
    </style:style>
    <style:style style:name="P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/>
    </style:style>
    <style:style style:name="P342" style:parent-style-name="Normal" style:family="paragraph">
      <style:paragraph-properties fo:widows="2" fo:orphans="2" style:text-autospace="none" style:vertical-align="auto"/>
      <style:text-properties fo:font-weight="bold" style:font-weight-asian="bold" style:font-weight-complex="bold" fo:hyphenate="true"/>
    </style:style>
  </office:automatic-styles>
  <office:body>
    <office:text text:use-soft-page-breaks="true">
      <text:p text:style-name="P1"><text:tab/><text:tab/><text:tab/><text:tab/><text:tab/><text:span text:style-name="T2">Hybrid Activity #5</text:span></text:p>
      <text:p text:style-name="Standard"><text:span text:style-name="T3">William Collins</text:span></text:p>
      <text:p text:style-name="Standard"><text:span text:style-name="T4">040652633</text:span></text:p>
      <text:p text:style-name="Standard"><text:span text:style-name="T5">CST8110</text:span></text:p>
      <text:p text:style-name="Standard"/>
      <text:p text:style-name="Standard"/>
      <text:p text:style-name="P6">PDL</text:p>
      <text:p text:style-name="P7"/>
      <text:p text:style-name="Standard"><text:span text:style-name="T8"><text:tab/></text:span>START WageProgram</text:p>
      <text:p text:style-name="Standard"><text:tab/><text:tab/>PUT “How many hours have been worked this week?”</text:p>
      <text:p text:style-name="Standard"><text:tab/><text:tab/>GET hoursWorked</text:p>
      <text:p text:style-name="P9"/>
      <text:p text:style-name="Standard"><text:tab/><text:tab/>WHILE hoursWorked &lt;<text:s/>0</text:p>
      <text:p text:style-name="Standard"><text:tab/><text:tab/><text:tab/>PUT “You cannot work negative hours”</text:p>
      <text:p text:style-name="Standard"><text:tab/><text:tab/><text:tab/>GET hoursWorked</text:p>
      <text:p text:style-name="Standard"><text:tab/><text:tab/>ENDWHILE</text:p>
      <text:p text:style-name="Standard"/>
      <text:p text:style-name="Standard"><text:tab/><text:tab/>WHILE hoursWorked &gt;168</text:p>
      <text:p text:style-name="Standard"><text:tab/><text:tab/><text:tab/>PUT “you cannot work more hours than exist in a week”</text:p>
      <text:p text:style-name="Standard"><text:tab/><text:tab/><text:tab/>GET hoursWorked</text:p>
      <text:p text:style-name="P10"/>
      <text:p text:style-name="Standard"><text:tab/><text:tab/>PUT “How much is your hourly wage?”</text:p>
      <text:p text:style-name="Standard"><text:tab/><text:tab/>GET hourlyWage</text:p>
      <text:p text:style-name="P11"/>
      <text:p text:style-name="Standard"><text:tab/><text:tab/>WHILE hourlyWage &lt; 0</text:p>
      <text:p text:style-name="Standard"><text:tab/><text:tab/><text:tab/>PUT “You are not paying to work, you are getting paid!”</text:p>
      <text:p text:style-name="Standard"><text:tab/><text:tab/><text:tab/>GET hourlyWage</text:p>
      <text:p text:style-name="Standard"><text:tab/><text:tab/>ENDWHILE</text:p>
      <text:p text:style-name="P12"/>
      <text:p text:style-name="Standard"><text:tab/><text:tab/>IF hoursWorked &lt;= 40</text:p>
      <text:p text:style-name="Standard"><text:tab/><text:tab/><text:tab/>wagePayed<text:s/>IS hoursWorked * hourlyWage</text:p>
      <text:p text:style-name="Standard"><text:tab/><text:tab/>ELSE IF hoursWorked &gt;<text:s/>40</text:p>
      <text:p text:style-name="Standard"><text:tab/><text:tab/><text:tab/>overTime IS (hoursWorked – 40) * hourlyWage * 1.5</text:p>
      <text:p text:style-name="Standard"><text:tab/><text:tab/><text:tab/>wagePayed IS hoursWorked * 40</text:p>
      <text:p text:style-name="Standard"><text:tab/><text:tab/><text:tab/>totalWage IS overTime + wagePayed</text:p>
      <text:p text:style-name="Standard"><text:tab/><text:tab/>ENDIF<text:tab/></text:p>
      <text:p text:style-name="P13"/>
      <text:p text:style-name="Standard"><text:tab/><text:tab/>IF totalWage &lt; 1000</text:p>
      <text:p text:style-name="Standard"><text:tab/><text:tab/><text:tab/>salesTax IS 0</text:p>
      <text:p text:style-name="Standard"><text:tab/><text:tab/>ELSE IF totalWage &gt;= 1000 || totalWage &lt;= 2000</text:p>
      <text:p text:style-name="Standard"><text:tab/><text:tab/><text:tab/>salesTax IS totalWage * 0.25</text:p>
      <text:p text:style-name="Standard"><text:tab/><text:tab/>ELSE IF totalWage &gt; 2000</text:p>
      <text:p text:style-name="Standard"><text:tab/><text:tab/><text:tab/>salesTax IS totalWage * 0.4</text:p>
      <text:p text:style-name="Standard"><text:tab/><text:tab/>ENDIF</text:p>
      <text:p text:style-name="P14"/>
      <text:p text:style-name="Standard"><text:tab/><text:tab/>netWage IS totalWage - salesTax</text:p>
      <text:p text:style-name="P15"/>
      <text:p text:style-name="Standard"><text:tab/><text:tab/>PUT “Base Pay is “ wagePayed</text:p>
      <text:p text:style-name="Standard"><text:tab/><text:tab/>PUT “Overtime Pay is “ overTime</text:p>
      <text:soft-page-break/>
      <text:p text:style-name="Standard"><text:tab/><text:tab/>PUT “Sales Tax is “ salesTax</text:p>
      <text:p text:style-name="Standard"><text:tab/><text:tab/>PUT “Net Pay is “ netWage</text:p>
      <text:p text:style-name="Standard"><text:tab/>END WageProgram</text:p>
      <text:p text:style-name="Standard"><text:tab/><text:tab/></text:p>
      <text:p text:style-name="P16"/>
      <text:p text:style-name="P17"/>
      <text:p text:style-name="P18"/>
      <text:p text:style-name="P19"/>
      <text:p text:style-name="P20"/>
      <text:p text:style-name="P21">TEST<text:s/>PLAN</text:p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Description</text:p>
          </table:table-cell>
          <table:table-cell table:style-name="TableCell30">
            <text:p text:style-name="TableContents">HoursWorked Input</text:p>
          </table:table-cell>
          <table:table-cell table:style-name="TableCell31">
            <text:p text:style-name="TableContents">Wage Input</text:p>
          </table:table-cell>
          <table:table-cell table:style-name="TableCell32">
            <text:p text:style-name="TableContents">Output</text:p>
          </table:table-cell>
        </table:table-row>
        <table:table-row table:style-name="TableRow33">
          <table:table-cell table:style-name="TableCell34">
            <text:p text:style-name="TableContents">HoursWorked boundary</text:p>
          </table:table-cell>
          <table:table-cell table:style-name="TableCell35">
            <text:p text:style-name="TableContents">-1</text:p>
          </table:table-cell>
          <table:table-cell table:style-name="TableCell36">
            <text:p text:style-name="TableContents">*</text:p>
          </table:table-cell>
          <table:table-cell table:style-name="TableCell37">
            <text:p text:style-name="TableContents">Invalid</text:p>
          </table:table-cell>
        </table:table-row>
        <table:table-row table:style-name="TableRow38">
          <table:table-cell table:style-name="TableCell39">
            <text:p text:style-name="TableContents">HoursWorked boundary</text:p>
          </table:table-cell>
          <table:table-cell table:style-name="TableCell40">
            <text:p text:style-name="TableContents">169</text:p>
          </table:table-cell>
          <table:table-cell table:style-name="TableCell41">
            <text:p text:style-name="TableContents">*</text:p>
          </table:table-cell>
          <table:table-cell table:style-name="TableCell42">
            <text:p text:style-name="TableContents">Invalid</text:p>
          </table:table-cell>
        </table:table-row>
        <table:table-row table:style-name="TableRow43">
          <table:table-cell table:style-name="TableCell44">
            <text:p text:style-name="TableContents">Wage boundary</text:p>
          </table:table-cell>
          <table:table-cell table:style-name="TableCell45">
            <text:p text:style-name="TableContents">3</text:p>
          </table:table-cell>
          <table:table-cell table:style-name="TableCell46">
            <text:p text:style-name="TableContents">-2</text:p>
          </table:table-cell>
          <table:table-cell table:style-name="TableCell47">
            <text:p text:style-name="TableContents">Invalid</text:p>
          </table:table-cell>
        </table:table-row>
        <table:table-row table:style-name="TableRow48">
          <table:table-cell table:style-name="TableCell49">
            <text:p text:style-name="TableContents">Just base pay</text:p>
          </table:table-cell>
          <table:table-cell table:style-name="TableCell50">
            <text:p text:style-name="TableContents">39</text:p>
          </table:table-cell>
          <table:table-cell table:style-name="TableCell51">
            <text:p text:style-name="TableContents">10.00</text:p>
          </table:table-cell>
          <table:table-cell table:style-name="TableCell52">
            <text:p text:style-name="TableContents">390.00</text:p>
          </table:table-cell>
        </table:table-row>
        <table:table-row table:style-name="TableRow53">
          <table:table-cell table:style-name="TableCell54">
            <text:p text:style-name="TableContents">With overtime</text:p>
          </table:table-cell>
          <table:table-cell table:style-name="TableCell55">
            <text:p text:style-name="TableContents">41</text:p>
          </table:table-cell>
          <table:table-cell table:style-name="TableCell56">
            <text:p text:style-name="TableContents">10.00</text:p>
          </table:table-cell>
          <table:table-cell table:style-name="TableCell57">
            <text:p text:style-name="TableContents">415.00</text:p>
          </table:table-cell>
        </table:table-row>
        <table:table-row table:style-name="TableRow58">
          <table:table-cell table:style-name="TableCell59">
            <text:p text:style-name="TableContents">Sales tax in uner 1000 field</text:p>
          </table:table-cell>
          <table:table-cell table:style-name="TableCell60">
            <text:p text:style-name="TableContents">41</text:p>
          </table:table-cell>
          <table:table-cell table:style-name="TableCell61">
            <text:p text:style-name="TableContents">20.00</text:p>
          </table:table-cell>
          <table:table-cell table:style-name="TableCell62">
            <text:p text:style-name="TableContents">830.00</text:p>
          </table:table-cell>
        </table:table-row>
        <table:table-row table:style-name="TableRow63">
          <table:table-cell table:style-name="TableCell64">
            <text:p text:style-name="TableContents">Sales tax in 1000 – 2000 field</text:p>
          </table:table-cell>
          <table:table-cell table:style-name="TableCell65">
            <text:p text:style-name="TableContents">50</text:p>
          </table:table-cell>
          <table:table-cell table:style-name="TableCell66">
            <text:p text:style-name="TableContents">30.00</text:p>
          </table:table-cell>
          <table:table-cell table:style-name="TableCell67">
            <text:p text:style-name="TableContents">1200, 450, - 412.5 = 1237.40</text:p>
          </table:table-cell>
        </table:table-row>
        <table:table-row table:style-name="TableRow68">
          <table:table-cell table:style-name="TableCell69">
            <text:p text:style-name="TableContents">Sales tax in over 2000 field</text:p>
          </table:table-cell>
          <table:table-cell table:style-name="TableCell70">
            <text:p text:style-name="TableContents">50</text:p>
          </table:table-cell>
          <table:table-cell table:style-name="TableCell71">
            <text:p text:style-name="TableContents">40.00</text:p>
          </table:table-cell>
          <table:table-cell table:style-name="TableCell72">
            <text:p text:style-name="TableContents">1600, 600, -880 = 1320</text:p>
          </table:table-cell>
        </table:table-row>
      </table:table>
      <text:p text:style-name="P73"/>
      <text:p text:style-name="Standard"><text:tab/><text:tab/></text:p>
      <text:p text:style-name="Standard">JAVA</text:p>
      <text:p text:style-name="Standard"/>
      <text:p text:style-name="P74"><text:span text:style-name="T75">import</text:span><text:span text:style-name="T76"><text:s/></text:span><text:span text:style-name="T77">java.lang</text:span><text:span text:style-name="T78">.*;</text:span></text:p>
      <text:p text:style-name="P79"><text:span text:style-name="T80">import</text:span><text:span text:style-name="T81"><text:s/>java.util.Scanner;</text:span></text:p>
      <text:p text:style-name="P82"/>
      <text:p text:style-name="P83"><text:span text:style-name="T84">public</text:span><text:span text:style-name="T85"><text:s/></text:span><text:span text:style-name="T86">class</text:span><text:span text:style-name="T87"><text:s/>WageProgram {</text:span></text:p>
      <text:p text:style-name="P88"><text:span text:style-name="T89"><text:tab/></text:span><text:span text:style-name="T90">public</text:span><text:span text:style-name="T91"><text:s/></text:span><text:span text:style-name="T92">static</text:span><text:span text:style-name="T93"><text:s/></text:span><text:span text:style-name="T94">void</text:span><text:span text:style-name="T95"><text:s/>main(String args[]) {</text:span></text:p>
      <text:p text:style-name="P96"><text:span text:style-name="T97"><text:tab/></text:span><text:span text:style-name="T98"><text:tab/></text:span></text:p>
      <text:p text:style-name="P99"><text:span text:style-name="T100"><text:tab/></text:span><text:span text:style-name="T101"><text:tab/>Scanner input =<text:s/></text:span><text:span text:style-name="T102">new</text:span><text:span text:style-name="T103"><text:s/>Scanner(System.</text:span><text:span text:style-name="T104">in</text:span><text:span text:style-name="T105">);</text:span></text:p>
      <text:p text:style-name="P106"><text:span text:style-name="T107"><text:tab/></text:span><text:span text:style-name="T108"><text:tab/></text:span></text:p>
      <text:p text:style-name="P109"><text:span text:style-name="T110"><text:tab/></text:span><text:span text:style-name="T111"><text:tab/></text:span><text:span text:style-name="T112">int</text:span><text:span text:style-name="T113"><text:s/>hoursWorked = 0;</text:span></text:p>
      <text:p text:style-name="P114"><text:span text:style-name="T115"><text:tab/></text:span><text:span text:style-name="T116"><text:tab/></text:span><text:span text:style-name="T117">float</text:span><text:span text:style-name="T118"><text:s/>hourlyWage = 0.0f;</text:span></text:p>
      <text:p text:style-name="P119"><text:span text:style-name="T120"><text:tab/></text:span><text:span text:style-name="T121"><text:tab/></text:span><text:span text:style-name="T122">float</text:span><text:span text:style-name="T123"><text:s/>overTime = 0.0f;</text:span></text:p>
      <text:p text:style-name="P124"><text:span text:style-name="T125"><text:tab/></text:span><text:span text:style-name="T126"><text:tab/></text:span><text:span text:style-name="T127">float</text:span><text:span text:style-name="T128"><text:s/>wagePayed = 0.0f;</text:span></text:p>
      <text:p text:style-name="P129"><text:span text:style-name="T130"><text:tab/></text:span><text:span text:style-name="T131"><text:tab/></text:span><text:span text:style-name="T132">float</text:span><text:span text:style-name="T133"><text:s/>totalWage = 0.0f;</text:span></text:p>
      <text:p text:style-name="P134"><text:span text:style-name="T135"><text:tab/></text:span><text:span text:style-name="T136"><text:tab/></text:span><text:span text:style-name="T137">float</text:span><text:span text:style-name="T138"><text:s/>salesTax = 0.0f;</text:span></text:p>
      <text:p text:style-name="P139"><text:span text:style-name="T140"><text:tab/></text:span><text:span text:style-name="T141"><text:tab/></text:span><text:span text:style-name="T142">float</text:span><text:span text:style-name="T143"><text:s/>netWage = 0.0f;</text:span></text:p>
      <text:p text:style-name="P144"><text:span text:style-name="T145"><text:tab/></text:span><text:span text:style-name="T146"><text:tab/></text:span></text:p>
      <text:p text:style-name="P147"><text:span text:style-name="T148"><text:tab/></text:span><text:span text:style-name="T149"><text:tab/></text:span></text:p>
      <text:p text:style-name="P150"><text:span text:style-name="T151"><text:tab/></text:span><text:span text:style-name="T152"><text:tab/>System.</text:span><text:span text:style-name="T153">out</text:span><text:span text:style-name="T154">.print(</text:span><text:span text:style-name="T155">"\nEnter amount of hours worked this week: "</text:span><text:span text:style-name="T156">);</text:span></text:p>
      <text:p text:style-name="P157"><text:span text:style-name="T158"><text:tab/></text:span><text:span text:style-name="T159"><text:tab/>hoursWorked = input.nextInt();</text:span></text:p>
      <text:p text:style-name="P160"><text:span text:style-name="T161"><text:tab/></text:span><text:span text:style-name="T162"><text:tab/></text:span></text:p>
      <text:p text:style-name="P163"><text:span text:style-name="T164"><text:tab/></text:span><text:span text:style-name="T165"><text:tab/></text:span><text:span text:style-name="T166">while</text:span><text:span text:style-name="T167"><text:s/>(hoursWorked &lt; 0 || hoursWorked &gt; 168) {</text:span></text:p>
      <text:p text:style-name="P168"><text:span text:style-name="T169"><text:tab/></text:span><text:span text:style-name="T170"><text:tab/></text:span><text:span text:style-name="T171"><text:tab/>System.</text:span><text:span text:style-name="T172">out</text:span><text:span text:style-name="T173">.print(</text:span><text:span text:style-name="T174">"\nThat input is unacceptable"</text:span><text:span text:style-name="T175">);</text:span></text:p>
      <text:p text:style-name="P176"><text:span text:style-name="T177"><text:tab/></text:span><text:span text:style-name="T178"><text:tab/></text:span><text:span text:style-name="T179"><text:tab/>hoursWorked = input.nextInt();</text:span></text:p>
      <text:p text:style-name="P180"><text:span text:style-name="T181"><text:tab/></text:span><text:span text:style-name="T182"><text:tab/>}</text:span></text:p>
      <text:p text:style-name="P183"><text:span text:style-name="T184"><text:tab/></text:span><text:span text:style-name="T185"><text:tab/></text:span></text:p>
      <text:p text:style-name="P186"><text:span text:style-name="T187"><text:tab/></text:span><text:span text:style-name="T188"><text:tab/>System.</text:span><text:span text:style-name="T189">out</text:span><text:span text:style-name="T190">.print(</text:span><text:span text:style-name="T191">"\nEnter your hourly wage: "</text:span><text:span text:style-name="T192">);</text:span></text:p>
      <text:p text:style-name="P193"><text:span text:style-name="T194"><text:tab/></text:span><text:span text:style-name="T195"><text:tab/>hourlyWage = input.nextFloat();</text:span></text:p>
      <text:p text:style-name="P196"><text:span text:style-name="T197"><text:tab/></text:span><text:span text:style-name="T198"><text:tab/></text:span></text:p>
      <text:p text:style-name="P199"><text:span text:style-name="T200"><text:tab/></text:span><text:span text:style-name="T201"><text:tab/></text:span><text:span text:style-name="T202">while</text:span><text:span text:style-name="T203"><text:s/>(hourlyWage &lt;= 0){</text:span></text:p>
      <text:p text:style-name="P204"><text:span text:style-name="T205"><text:tab/></text:span><text:span text:style-name="T206"><text:tab/></text:span><text:span text:style-name="T207"><text:tab/>System.</text:span><text:span text:style-name="T208">out</text:span><text:span text:style-name="T209">.print(</text:span><text:span text:style-name="T210">"\nYou must be making at least some money!"</text:span><text:span text:style-name="T211">);</text:span></text:p>
      <text:p text:style-name="P212"><text:span text:style-name="T213"><text:tab/></text:span><text:span text:style-name="T214"><text:tab/></text:span><text:span text:style-name="T215"><text:tab/>hourlyWage = input.nextFloat();</text:span></text:p>
      <text:p text:style-name="P216"><text:span text:style-name="T217"><text:tab/></text:span><text:span text:style-name="T218"><text:tab/>}</text:span></text:p>
      <text:p text:style-name="P219"><text:span text:style-name="T220"><text:tab/></text:span><text:span text:style-name="T221"><text:tab/></text:span></text:p>
      <text:p text:style-name="P222"><text:span text:style-name="T223"><text:tab/></text:span><text:span text:style-name="T224"><text:tab/></text:span><text:span text:style-name="T225">if</text:span><text:span text:style-name="T226"><text:s/>(hoursWorked &lt;= 40){</text:span></text:p>
      <text:p text:style-name="P227"><text:span text:style-name="T228"><text:tab/></text:span><text:span text:style-name="T229"><text:tab/></text:span><text:span text:style-name="T230"><text:tab/>wagePayed = hoursWorked * hourlyWage;</text:span></text:p>
      <text:p text:style-name="P231"><text:span text:style-name="T232"><text:tab/></text:span><text:span text:style-name="T233"><text:tab/></text:span><text:span text:style-name="T234"><text:tab/>totalWage = wagePayed;</text:span></text:p>
      <text:p text:style-name="P235"><text:span text:style-name="T236"><text:tab/></text:span><text:span text:style-name="T237"><text:tab/>}</text:span></text:p>
      <text:p text:style-name="P238"><text:span text:style-name="T239"><text:tab/></text:span><text:span text:style-name="T240"><text:tab/></text:span><text:span text:style-name="T241"><text:tab/></text:span><text:span text:style-name="T242">else</text:span><text:span text:style-name="T243"><text:s/>{</text:span></text:p>
      <text:p text:style-name="P244"><text:span text:style-name="T245"><text:tab/></text:span><text:span text:style-name="T246"><text:tab/></text:span><text:span text:style-name="T247"><text:tab/></text:span><text:span text:style-name="T248"><text:tab/>overTime = (</text:span><text:span text:style-name="T249">float</text:span><text:span text:style-name="T250">)((hoursWorked - 40.00f) * hourlyWage * 1.50f);</text:span></text:p>
      <text:p text:style-name="P251"><text:span text:style-name="T252"><text:tab/></text:span><text:span text:style-name="T253"><text:tab/></text:span><text:span text:style-name="T254"><text:tab/></text:span><text:span text:style-name="T255"><text:tab/>wagePayed = hourlyWage * 40.0f;</text:span></text:p>
      <text:p text:style-name="P256"><text:span text:style-name="T257"><text:tab/></text:span><text:span text:style-name="T258"><text:tab/></text:span><text:span text:style-name="T259"><text:tab/></text:span><text:span text:style-name="T260"><text:tab/>totalWage = overTime + wagePayed;</text:span></text:p>
      <text:p text:style-name="P261"><text:span text:style-name="T262"><text:tab/></text:span><text:span text:style-name="T263"><text:tab/></text:span><text:span text:style-name="T264"><text:tab/>}</text:span></text:p>
      <text:p text:style-name="P265"><text:span text:style-name="T266"><text:tab/></text:span><text:span text:style-name="T267"><text:tab/></text:span><text:span text:style-name="T268">if</text:span><text:span text:style-name="T269"><text:s/>(totalWage &lt;= 1000)</text:span></text:p>
      <text:p text:style-name="P270"><text:span text:style-name="T271"><text:tab/></text:span><text:span text:style-name="T272"><text:tab/></text:span><text:span text:style-name="T273"><text:tab/>salesTax = 0;</text:span></text:p>
      <text:p text:style-name="P274"><text:span text:style-name="T275"><text:tab/></text:span><text:span text:style-name="T276"><text:tab/></text:span><text:span text:style-name="T277"><text:tab/></text:span><text:span text:style-name="T278">else</text:span><text:span text:style-name="T279"><text:s/></text:span><text:span text:style-name="T280">if</text:span><text:span text:style-name="T281"><text:s/>(totalWage &gt; 1000 || totalWage &lt;= 2000)</text:span></text:p>
      <text:p text:style-name="P282"><text:span text:style-name="T283"><text:tab/></text:span><text:span text:style-name="T284"><text:tab/></text:span><text:span text:style-name="T285"><text:tab/></text:span><text:span text:style-name="T286"><text:tab/>salesTax = totalWage * 0.25f;</text:span></text:p>
      <text:p text:style-name="P287"><text:span text:style-name="T288"><text:tab/></text:span><text:span text:style-name="T289"><text:tab/></text:span><text:span text:style-name="T290"><text:tab/></text:span><text:span text:style-name="T291">else</text:span><text:span text:style-name="T292"><text:s/></text:span><text:span text:style-name="T293">if</text:span><text:span text:style-name="T294"><text:s/>(totalWage &gt; 2000)</text:span></text:p>
      <text:p text:style-name="P295"><text:span text:style-name="T296"><text:tab/></text:span><text:span text:style-name="T297"><text:tab/></text:span><text:span text:style-name="T298"><text:tab/></text:span><text:span text:style-name="T299"><text:tab/>salesTax = totalWage * 0.40f;</text:span></text:p>
      <text:p text:style-name="P300"><text:span text:style-name="T301"><text:tab/></text:span><text:span text:style-name="T302"><text:tab/></text:span></text:p>
      <text:p text:style-name="P303"><text:span text:style-name="T304"><text:tab/></text:span><text:span text:style-name="T305"><text:tab/>netWage = totalWage - salesTax;</text:span></text:p>
      <text:p text:style-name="P306"><text:span text:style-name="T307"><text:tab/></text:span><text:span text:style-name="T308"><text:tab/></text:span></text:p>
      <text:p text:style-name="P309"><text:span text:style-name="T310"><text:tab/></text:span><text:span text:style-name="T311"><text:tab/>System.</text:span><text:span text:style-name="T312">out</text:span><text:span text:style-name="T313">.printf(</text:span><text:span text:style-name="T314">"\nBase Pay is: $%.2f"</text:span><text:span text:style-name="T315">, wagePayed);</text:span></text:p>
      <text:p text:style-name="P316"><text:span text:style-name="T317"><text:tab/></text:span><text:span text:style-name="T318"><text:tab/>System.</text:span><text:span text:style-name="T319">out</text:span><text:span text:style-name="T320">.printf(</text:span><text:span text:style-name="T321">"\nOvertime Pay is: $%.2f"</text:span><text:span text:style-name="T322">, overTime);</text:span></text:p>
      <text:p text:style-name="P323"><text:span text:style-name="T324"><text:tab/></text:span><text:span text:style-name="T325"><text:tab/>System.</text:span><text:span text:style-name="T326">out</text:span><text:span text:style-name="T327">.printf(</text:span><text:span text:style-name="T328">"\nSales Tax is: $%.2f"</text:span><text:span text:style-name="T329">, salesTax);</text:span></text:p>
      <text:p text:style-name="P330"><text:span text:style-name="T331"><text:tab/></text:span><text:span text:style-name="T332"><text:tab/>System.</text:span><text:span text:style-name="T333">out</text:span><text:span text:style-name="T334">.printf(</text:span><text:span text:style-name="T335">"\nNet Pay is: $%.2f"</text:span><text:span text:style-name="T336">, netWage);</text:span></text:p>
      <text:p text:style-name="P337"><text:span text:style-name="T338"><text:tab/>}</text:span></text:p>
      <text:p text:style-name="P339"/>
      <text:p text:style-name="P340"><text:span text:style-name="T341">}</text:span></text:p>
      <text:p text:style-name="P3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urtis Collins</meta:initial-creator>
    <dc:creator>Tech Account</dc:creator>
    <meta:creation-date>2009-10-20T19:20:00Z</meta:creation-date>
    <dc:date>2009-10-20T20:18:00Z</dc:date>
    <meta:template xlink:href="Normal.dotm" xlink:type="simple"/>
    <meta:editing-cycles>5</meta:editing-cycles>
    <meta:editing-duration>PT348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55" meta:character-count="3047" meta:row-count="21" meta:non-whitespace-character-count="2598"/>
  </office:meta>
</office:document-meta>
</file>